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AerialsWon</text:p>
          </table:table-cell>
          <table:table-cell table:style-name="ce2" office:value-type="string" calcext:value-type="string">
            <text:p>MotM</text:p>
          </table:table-cell>
          <table:table-cell table:style-name="ce2" office:value-type="string" calcext:value-type="string">
            <text:p>Rating</text:p>
          </table:table-cell>
          <table:table-cell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8</text:p>
          </table:table-cell>
          <table:table-cell table:formula="of:=RIGHT([.A2];LEN([.A2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2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7</text:p>
          </table:table-cell>
          <table:table-cell table:formula="of:=RIGHT([.A3];LEN([.A3])-1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9173/Show/Murilo" xlink:type="simple">4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5];LEN([.A5])-1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5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3</text:p>
          </table:table-cell>
          <table:table-cell table:formula="of:=RIGHT([.A6];LEN([.A6])-1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6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463/Show/Willian" xlink:type="simple">7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8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3</text:p>
          </table:table-cell>
          <table:table-cell table:formula="of:=RIGHT([.A9];LEN([.A9])-1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9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3</text:p>
          </table:table-cell>
          <table:table-cell table:formula="of:=RIGHT([.A10];LEN([.A10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10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2</text:p>
          </table:table-cell>
          <table:table-cell table:formula="of:=RIGHT([.A11];LEN([.A11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1">
          <table:table-cell table:style-name="Default" table:number-columns-repeated="13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12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5</text:p>
          </table:table-cell>
          <table:table-cell table:formula="of:=RIGHT([.A15];LEN([.A1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3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5</text:p>
          </table:table-cell>
          <table:table-cell table:formula="of:=RIGHT([.A16];LEN([.A16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09573/Show/Tadeu" xlink:type="simple">14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4</text:p>
          </table:table-cell>
          <table:table-cell table:formula="of:=RIGHT([.A17];LEN([.A17])-2)" office:value-type="string" office:string-value="TadeuGoias, 30, GK" calcext:value-type="string">
            <text:p>TadeuGoias, 3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237/Show/Ganso" xlink:type="simple">15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4</text:p>
          </table:table-cell>
          <table:table-cell table:formula="of:=RIGHT([.A18];LEN([.A18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6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19];LEN([.A19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2/Show/Diego" xlink:type="simple">17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20];LEN([.A20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1</text:p>
          </table:table-cell>
          <table:table-cell table:formula="of:=RIGHT([.A21];LEN([.A21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1</text:p>
          </table:table-cell>
          <table:table-cell table:formula="of:=RIGHT([.A22];LEN([.A22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20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3];LEN([.A23])-2)" office:value-type="string" office:string-value="WevertonPalmeiras, 34, GK" calcext:value-type="string">
            <text:p>WevertonPalmeiras, 34, GK</text:p>
          </table:table-cell>
        </table:table-row>
        <table:table-row table:style-name="ro1">
          <table:table-cell table:style-name="Default" table:number-columns-repeated="13"/>
          <table:table-cell table:formula="of:=RIGHT([.A24];LEN([.A2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5];LEN([.A2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05/Show/Renê" xlink:type="simple">21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405" calcext:value-type="float">
            <text:p>40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6];LEN([.A26])-2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22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27];LEN([.A27])-2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2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9</text:p>
          </table:table-cell>
          <table:table-cell table:formula="of:=RIGHT([.A29];LEN([.A29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3/Show/Nino" xlink:type="simple">2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0];LEN([.A30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2/Show/Artur" xlink:type="simple">26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7</text:p>
          </table:table-cell>
          <table:table-cell table:formula="of:=RIGHT([.A31];LEN([.A31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7</text:p>
          </table:table-cell>
          <table:table-cell table:formula="of:=RIGHT([.A32];LEN([.A32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2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3];LEN([.A33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9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4];LEN([.A34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62/Show/Walter" xlink:type="simple">3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35];LEN([.A35])-2)" office:value-type="string" office:string-value="WalterCuiaba, 34, GK" calcext:value-type="string">
            <text:p>WalterCuiaba, 34, GK</text:p>
          </table:table-cell>
        </table:table-row>
        <table:table-row table:style-name="ro1">
          <table:table-cell table:style-name="Default" table:number-columns-repeated="13"/>
          <table:table-cell table:formula="of:=RIGHT([.A36];LEN([.A36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75752/Show/Dudu" xlink:type="simple">3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37];LEN([.A37])-2)" office:value-type="string" office:string-value="DuduPalmeiras, 30, AM(CLR),FW" calcext:value-type="string">
            <text:p>DuduPalmeiras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32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3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  <table:table-cell table:formula="of:=RIGHT([.A38];LEN([.A38])-2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8/Show/Marllon" xlink:type="simple">33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  <table:table-cell table:formula="of:=RIGHT([.A39];LEN([.A39])-2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766/Show/Vitão" xlink:type="simple">34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4</text:p>
          </table:table-cell>
          <table:table-cell table:formula="of:=RIGHT([.A40];LEN([.A40])-2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35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3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93</text:p>
          </table:table-cell>
          <table:table-cell table:formula="of:=RIGHT([.A41];LEN([.A41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9407/Show/Messias" xlink:type="simple">36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42];LEN([.A42])-2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6506/Show/Robson" xlink:type="simple">37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4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2</text:p>
          </table:table-cell>
          <table:table-cell table:formula="of:=RIGHT([.A43];LEN([.A43])-2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4/Show/Erison" xlink:type="simple">38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7.7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2</text:p>
          </table:table-cell>
          <table:table-cell table:formula="of:=RIGHT([.A44];LEN([.A44])-2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5/Show/André" xlink:type="simple">39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45];LEN([.A45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931/Show/Maicon" xlink:type="simple">4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46];LEN([.A46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3"/>
          <table:table-cell table:formula="of:=RIGHT([.A47];LEN([.A4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42" calcext:value-type="float">
            <text:p>6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48];LEN([.A48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4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49];LEN([.A49])-2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1009/Show/Luciano" xlink:type="simple">43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89</text:p>
          </table:table-cell>
          <table:table-cell table:formula="of:=RIGHT([.A50];LEN([.A50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201/Show/Vina" xlink:type="simple">44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9</text:p>
          </table:table-cell>
          <table:table-cell table:formula="of:=RIGHT([.A51];LEN([.A51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4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9</text:p>
          </table:table-cell>
          <table:table-cell table:formula="of:=RIGHT([.A52];LEN([.A5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2256/Show/Edenílson" xlink:type="simple">4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8</text:p>
          </table:table-cell>
          <table:table-cell table:formula="of:=RIGHT([.A53];LEN([.A5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550/Show/Manoel" xlink:type="simple">47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54];LEN([.A54])-2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4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5];LEN([.A5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91/Show/Ângelo" xlink:type="simple">49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6];LEN([.A56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5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7];LEN([.A57])-2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55/Show/Ronaldo" xlink:type="simple">5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5</text:p>
          </table:table-cell>
          <table:table-cell table:formula="of:=RIGHT([.A58];LEN([.A58])-2)" office:value-type="string" office:string-value="RonaldoAtletico GO, 25, GK" calcext:value-type="string">
            <text:p>RonaldoAtletico GO, 25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25716/Show/Renato-Augusto" xlink:type="simple">52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5</text:p>
          </table:table-cell>
          <table:table-cell table:formula="of:=RIGHT([.A59];LEN([.A59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5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0];LEN([.A60])-2)" office:value-type="string" office:string-value="João RicardoCeara, 33, GK" calcext:value-type="string">
            <text:p>João RicardoCeara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54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1];LEN([.A61])-2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490/Show/Fábio" xlink:type="simple">5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table:formula="of:=RIGHT([.A62];LEN([.A62])-2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9/Show/Moisés" xlink:type="simple">5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36" calcext:value-type="float">
            <text:p>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3];LEN([.A63])-2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504/Show/Miranda" xlink:type="simple">57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4];LEN([.A64])-2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58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5];LEN([.A65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6];LEN([.A66])-2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60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7];LEN([.A67])-2)" office:value-type="string" office:string-value="Luan GarciaPalmeiras, 29, D(C)" calcext:value-type="string">
            <text:p>Luan GarciaPalmeiras, 29, D(C)</text:p>
          </table:table-cell>
        </table:table-row>
        <table:table-row table:style-name="ro1">
          <table:table-cell table:style-name="Default" table:number-columns-repeated="13"/>
          <table:table-cell table:formula="of:=RIGHT([.A68];LEN([.A68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61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  <table:table-cell table:formula="of:=RIGHT([.A69];LEN([.A69])-2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9/Show/Joaquim" xlink:type="simple">62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0];LEN([.A70])-2)" office:value-type="string" office:string-value="JoaquimCuiaba, 23, D(C)" calcext:value-type="string">
            <text:p>JoaquimCuiaba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63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1];LEN([.A71])-2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64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72];LEN([.A72])-2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20/Show/Cléber" xlink:type="simple">65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73];LEN([.A73])-2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47/Show/Kanu" xlink:type="simple">66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0</text:p>
          </table:table-cell>
          <table:table-cell table:formula="of:=RIGHT([.A74];LEN([.A74])-2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67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5];LEN([.A75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1/Show/Mariano" xlink:type="simple">68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6];LEN([.A76])-2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69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7];LEN([.A77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768/Show/Gil" xlink:type="simple">70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4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8];LEN([.A78])-2)" office:value-type="string" office:string-value="GilCorinthians, 35, D(C)" calcext:value-type="string">
            <text:p>GilCorinthians, 35, D(C)</text:p>
          </table:table-cell>
        </table:table-row>
        <table:table-row table:style-name="ro1">
          <table:table-cell table:style-name="Default" table:number-columns-repeated="13"/>
          <table:table-cell table:formula="of:=RIGHT([.A79];LEN([.A79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80];LEN([.A80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7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1];LEN([.A81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7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2];LEN([.A82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7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3];LEN([.A8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74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4];LEN([.A84])-2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2/Show/César" xlink:type="simple">7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  <table:table-cell table:formula="of:=RIGHT([.A85];LEN([.A85])-2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50/Show/Danilo" xlink:type="simple">76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6];LEN([.A86])-2)" office:value-type="string" office:string-value="DaniloPalmeiras, 21, DMC" calcext:value-type="string">
            <text:p>DaniloPalmeiras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86269/Show/Vinícius-Lopes" xlink:type="simple">7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  <table:table-cell table:formula="of:=RIGHT([.A87];LEN([.A87])-2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78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88];LEN([.A88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10/Show/Nathan" xlink:type="simple">79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89];LEN([.A89])-2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8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90];LEN([.A90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81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1];LEN([.A91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8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  <table:table-cell table:formula="of:=RIGHT([.A92];LEN([.A92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83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3];LEN([.A93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84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4];LEN([.A94])-2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8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5];LEN([.A9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20/Show/Jailson" xlink:type="simple">86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59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6];LEN([.A96])-2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1/Show/Marlon" xlink:type="simple">8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7];LEN([.A97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88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formula="of:=RIGHT([.A98];LEN([.A98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91779/Show/Pablo" xlink:type="simple">89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90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0];LEN([.A100])-2)" office:value-type="string" office:string-value="Du QueirozCorinthians, 22, DMC" calcext:value-type="string">
            <text:p>Du QueirozCorinthians, 22, DMC</text:p>
          </table:table-cell>
        </table:table-row>
        <table:table-row table:style-name="ro1">
          <table:table-cell table:style-name="Default" table:number-columns-repeated="13"/>
          <table:table-cell table:formula="of:=RIGHT([.A101];LEN([.A101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84/Show/Jair" xlink:type="simple">9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2];LEN([.A102])-2)" office:value-type="string" office:string-value="JairAtletico MG, 27, DMC" calcext:value-type="string">
            <text:p>JairAtletico MG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6886/Show/Hulk" xlink:type="simple">9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03];LEN([.A103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4983/Show/Kevin" xlink:type="simple">9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formula="of:=RIGHT([.A104];LEN([.A104])-2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9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5];LEN([.A105])-2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95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6];LEN([.A106])-2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96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7];LEN([.A107])-2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3851/Show/Daniel" xlink:type="simple">97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1</text:p>
          </table:table-cell>
          <table:table-cell table:formula="of:=RIGHT([.A108];LEN([.A108])-2)" office:value-type="string" office:string-value="DanielInternacional, 28, GK" calcext:value-type="string">
            <text:p>DanielInternacional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5617/Show/Pepê" xlink:type="simple">98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9];LEN([.A109])-2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99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0];LEN([.A110])-2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101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8" calcext:value-type="float">
            <text:p>5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1];LEN([.A111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0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2];LEN([.A112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103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3];LEN([.A113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4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4];LEN([.A114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5/Show/Gabriel" xlink:type="simple">105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5];LEN([.A115])-3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6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6];LEN([.A116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0424/Show/Pedro-Henrique" xlink:type="simple">1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7];LEN([.A117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8];LEN([.A118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838/Show/Allan" xlink:type="simple">109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9];LEN([.A119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1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  <table:table-cell table:formula="of:=RIGHT([.A120];LEN([.A120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0451/Show/Nonato" xlink:type="simple">112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1];LEN([.A121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5/Show/Pedro" xlink:type="simple">113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  <table:table-cell table:formula="of:=RIGHT([.A122];LEN([.A122])-3)" office:value-type="string" office:string-value="PedroFlamengo, 25, FW" calcext:value-type="string">
            <text:p>PedroFlamengo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114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3];LEN([.A123])-3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1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8</text:p>
          </table:table-cell>
          <table:table-cell table:formula="of:=RIGHT([.A124];LEN([.A124])-3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52517/Show/Vladimir" xlink:type="simple">116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5];LEN([.A125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11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6];LEN([.A126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04/Show/Rony" xlink:type="simple">11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7];LEN([.A127])-3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63/Show/Mayke" xlink:type="simple">119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43" calcext:value-type="float">
            <text:p>2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8];LEN([.A128])-3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20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9];LEN([.A129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1">
          <table:table-cell table:style-name="Default" table:number-columns-repeated="13"/>
          <table:table-cell table:formula="of:=RIGHT([.A130];LEN([.A13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121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31];LEN([.A131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22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2];LEN([.A132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4916/Show/Caio-Paulista" xlink:type="simple">12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3];LEN([.A133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24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4];LEN([.A134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5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6</text:p>
          </table:table-cell>
          <table:table-cell table:formula="of:=RIGHT([.A135];LEN([.A135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12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6];LEN([.A136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12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7];LEN([.A137])-3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128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8];LEN([.A138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0319/Show/Raniele" xlink:type="simple">12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39];LEN([.A139])-3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1846/Show/Lima" xlink:type="simple">130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0];LEN([.A140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3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1];LEN([.A141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0881/Show/Luis-Orejuela" xlink:type="simple">132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2];LEN([.A142])-3)" office:value-type="string" office:string-value="Luis OrejuelaAthletico Paranaense, 26, D(R)" calcext:value-type="string">
            <text:p>Luis OrejuelaAthletico Paranaense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45/Show/Cássio" xlink:type="simple">133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3];LEN([.A143])-3)" office:value-type="string" office:string-value="CássioCorinthians, 35, GK" calcext:value-type="string">
            <text:p>CássioCorinthians, 35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1494/Show/Taison" xlink:type="simple">13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44];LEN([.A144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7581/Show/Ayrton" xlink:type="simple">13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4</text:p>
          </table:table-cell>
          <table:table-cell table:formula="of:=RIGHT([.A145];LEN([.A145])-3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136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6];LEN([.A14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4/Show/Jandrei" xlink:type="simple">13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7];LEN([.A147])-3)" office:value-type="string" office:string-value="JandreiSao Paulo, 29, GK" calcext:value-type="string">
            <text:p>JandreiSao Paul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138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8];LEN([.A148])-3)" office:value-type="string" office:string-value="MatheuzinhoFlamengo, 21, D(R)" calcext:value-type="string">
            <text:p>MatheuzinhoFlamengo, 21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92032/Show/Eduardo-Sasha" xlink:type="simple">139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9];LEN([.A149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17/Show/Alemão" xlink:type="simple">141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formula="of:=RIGHT([.A150];LEN([.A150])-3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42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51];LEN([.A151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3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1</text:p>
          </table:table-cell>
          <table:table-cell table:formula="of:=RIGHT([.A152];LEN([.A152])-3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14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3];LEN([.A153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5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4];LEN([.A154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14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5];LEN([.A155])-3)" office:value-type="string" office:string-value="Kaique RochaInternacional, 21, D(C)" calcext:value-type="string">
            <text:p>Kaique RochaInternacional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147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6];LEN([.A156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2981/Show/Wellington-Rato" xlink:type="simple">148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7];LEN([.A157])-3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149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0</text:p>
          </table:table-cell>
          <table:table-cell table:formula="of:=RIGHT([.A158];LEN([.A158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51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59];LEN([.A159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3/Show/Alê" xlink:type="simple">152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0];LEN([.A160])-3)" office:value-type="string" office:string-value="AlêAmerica MG, 32, M(C)" calcext:value-type="string">
            <text:p>AlêAmerica MG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11/Show/Élvis" xlink:type="simple">153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1];LEN([.A161])-3)" office:value-type="string" office:string-value="ÉlvisGoias, 31, AM(C)" calcext:value-type="string">
            <text:p>ÉlvisGoias, 31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154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2];LEN([.A162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9/Show/Hugo" xlink:type="simple">155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3];LEN([.A163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5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4];LEN([.A164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254275/Show/Róger-Guedes" xlink:type="simple">157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165];LEN([.A165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09/Show/Uendel" xlink:type="simple">158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6];LEN([.A166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3/Show/Everson" xlink:type="simple">159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8</text:p>
          </table:table-cell>
          <table:table-cell table:formula="of:=RIGHT([.A167];LEN([.A167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16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68];LEN([.A16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62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69];LEN([.A169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63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98" calcext:value-type="float">
            <text:p>49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70];LEN([.A170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4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8" calcext:value-type="float">
            <text:p>5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165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2];LEN([.A172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5792/Show/Bressan" xlink:type="simple">166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3];LEN([.A173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67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4];LEN([.A174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168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5];LEN([.A175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16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6];LEN([.A176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17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7];LEN([.A177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172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8];LEN([.A178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4717/Show/Caetano" xlink:type="simple">173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9];LEN([.A179])-3)" office:value-type="string" office:string-value="CaetanoGoias, 23, D(C)" calcext:value-type="string">
            <text:p>CaetanoGoia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1/Show/Chico" xlink:type="simple">17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5</text:p>
          </table:table-cell>
          <table:table-cell table:formula="of:=RIGHT([.A180];LEN([.A180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175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1];LEN([.A181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55/Show/Rafinha" xlink:type="simple">17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2];LEN([.A182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3/Show/Erick" xlink:type="simple">177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3];LEN([.A183])-3)" office:value-type="string" office:string-value="ErickCeara, 24, AM(LR)" calcext:value-type="string">
            <text:p>ErickCeara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178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4];LEN([.A184])-3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179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5];LEN([.A185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180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6" calcext:value-type="float">
            <text:p>4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6];LEN([.A186])-3)" office:value-type="string" office:string-value="Rodrigo CaioFlamengo, 28, D(CR),DMC" calcext:value-type="string">
            <text:p>Rodrigo CaioFlamengo, 28, D(CR),DMC</text:p>
          </table:table-cell>
        </table:table-row>
        <table:table-row table:style-name="ro1">
          <table:table-cell table:style-name="Default" table:number-columns-repeated="13"/>
          <table:table-cell table:formula="of:=RIGHT([.A187];LEN([.A18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8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8];LEN([.A18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182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9];LEN([.A189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83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0];LEN([.A190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68249/Show/Camacho" xlink:type="simple">18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4" calcext:value-type="float">
            <text:p>3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1];LEN([.A191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185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2];LEN([.A19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3];LEN([.A193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18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  <table:table-cell table:formula="of:=RIGHT([.A194];LEN([.A194])-3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8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5];LEN([.A195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49/Show/Alisson" xlink:type="simple">18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6];LEN([.A196])-3)" office:value-type="string" office:string-value="AlissonSao Paulo, 29, AM(CLR)" calcext:value-type="string">
            <text:p>AlissonSao Paulo, 29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78505/Show/Patric" xlink:type="simple">191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7];LEN([.A197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47/Show/Rubens" xlink:type="simple">19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3</text:p>
          </table:table-cell>
          <table:table-cell table:formula="of:=RIGHT([.A198];LEN([.A198])-3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9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199];LEN([.A199])-3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194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formula="of:=RIGHT([.A200];LEN([.A200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02/Show/Rwan" xlink:type="simple">195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1];LEN([.A201])-3)" office:value-type="string" office:string-value="RwanSantos FC, 21, Forward" calcext:value-type="string">
            <text:p>RwanSantos FC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96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2</text:p>
          </table:table-cell>
          <table:table-cell table:formula="of:=RIGHT([.A202];LEN([.A202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197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62" calcext:value-type="float">
            <text:p>5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3];LEN([.A203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98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4];LEN([.A204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4/Show/Patrick" xlink:type="simple">199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5];LEN([.A205])-3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21/Show/Hayner" xlink:type="simple">200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6];LEN([.A206])-3)" office:value-type="string" office:string-value="HaynerAtletico GO, 26, D(R)" calcext:value-type="string">
            <text:p>HaynerAtletico GO, 26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47/Show/Lucas-Kal" xlink:type="simple">201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7];LEN([.A207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202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8];LEN([.A208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04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10];LEN([.A210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0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1];LEN([.A211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206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2];LEN([.A21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207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3];LEN([.A213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208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4];LEN([.A214])-3)" office:value-type="string" office:string-value="Alan EmpereurCuiaba, 28, D(C)" calcext:value-type="string">
            <text:p>Alan EmpereurCuiaba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00/Show/Moraes" xlink:type="simple">209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5];LEN([.A215])-3)" office:value-type="string" office:string-value="MoraesJuventude, 24, D(L)" calcext:value-type="string">
            <text:p>MoraesJuventude, 24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8/Show/Val" xlink:type="simple">21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6];LEN([.A21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11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7];LEN([.A217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21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8];LEN([.A218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1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9];LEN([.A219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21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0];LEN([.A220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15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1];LEN([.A221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1/Show/Wesley" xlink:type="simple">21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.47</text:p>
          </table:table-cell>
          <table:table-cell table:formula="of:=RIGHT([.A222];LEN([.A222])-3)" office:value-type="string" office:string-value="WesleyPalmeiras, 23, AM(L)" calcext:value-type="string">
            <text:p>WesleyPalmeiras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21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97" calcext:value-type="float">
            <text:p>39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3];LEN([.A223])-3)" office:value-type="string" office:string-value="EveraldoAmerica MG, 28, AM(CLR)" calcext:value-type="string">
            <text:p>EveraldoAmerica MG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6410/Show/Egídio" xlink:type="simple">21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4" calcext:value-type="float">
            <text:p>5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4];LEN([.A224])-3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19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5];LEN([.A225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0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6];LEN([.A226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1">
          <table:table-cell table:style-name="Default" table:number-columns-repeated="13"/>
          <table:table-cell table:formula="of:=RIGHT([.A227];LEN([.A22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40/Show/Pedrinho" xlink:type="simple">22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8];LEN([.A228])-3)" office:value-type="string" office:string-value="PedrinhoGoias, 18, Forward" calcext:value-type="string">
            <text:p>Pedrinh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2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9];LEN([.A22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223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0];LEN([.A230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3/Show/Kelvin-Osorio" xlink:type="simple">22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1];LEN([.A231])-3)" office:value-type="string" office:string-value="Kelvin OsorioCuiaba, 28, M(C)" calcext:value-type="string">
            <text:p>Kelvin OsorioCuiaba, 28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702/Show/Edson" xlink:type="simple">225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2];LEN([.A232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8/Show/Romildo" xlink:type="simple">226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3];LEN([.A233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22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4];LEN([.A234])-3)" office:value-type="string" office:string-value="Alex MuralhaCoritiba, 32, GK" calcext:value-type="string">
            <text:p>Alex MuralhaCoritiba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228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5];LEN([.A235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7/Show/Ronald" xlink:type="simple">229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6];LEN([.A236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231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7];LEN([.A237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32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3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8];LEN([.A238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233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9];LEN([.A239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0];LEN([.A240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2/Show/Bissoli" xlink:type="simple">235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1];LEN([.A241])-3)" office:value-type="string" office:string-value="BissoliAvai FC, 24, FW" calcext:value-type="string">
            <text:p>BissoliAvai FC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23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2];LEN([.A242])-3)" office:value-type="string" office:string-value="Hugo SouzaFlamengo, 23, GK" calcext:value-type="string">
            <text:p>Hugo SouzaFlamengo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53345/Show/Renato" xlink:type="simple">237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3];LEN([.A243])-3)" office:value-type="string" office:string-value="RenatoAvai FC, 32, D(R),M(R)" calcext:value-type="string">
            <text:p>RenatoAvai FC, 32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23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4];LEN([.A244])-3)" office:value-type="string" office:string-value="MaguinhoGoias, 30, D(R)" calcext:value-type="string">
            <text:p>MaguinhoGoias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8/Show/Vitinho" xlink:type="simple">23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8" calcext:value-type="float">
            <text:p>26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5];LEN([.A24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24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6];LEN([.A246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1">
          <table:table-cell table:style-name="Default" table:number-columns-repeated="13"/>
          <table:table-cell table:formula="of:=RIGHT([.A247];LEN([.A24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4420/Show/Sandry" xlink:type="simple">241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4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8];LEN([.A248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42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9];LEN([.A24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24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0];LEN([.A250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1];LEN([.A251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4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2];LEN([.A25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246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3];LEN([.A253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47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4];LEN([.A254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95012/Show/Wanderson" xlink:type="simple">24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5];LEN([.A255])-3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249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6];LEN([.A256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5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7];LEN([.A257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8];LEN([.A258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25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  <table:table-cell table:formula="of:=RIGHT([.A259];LEN([.A259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53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0];LEN([.A260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54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1];LEN([.A261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95/Show/Adson" xlink:type="simple">255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2];LEN([.A262])-3)" office:value-type="string" office:string-value="AdsonCorinthians, 21, AM(LR)" calcext:value-type="string">
            <text:p>AdsonCorinthians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256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3];LEN([.A263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3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4];LEN([.A264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316/Show/Léo" xlink:type="simple">258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5];LEN([.A265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5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6];LEN([.A266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260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7];LEN([.A267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1">
          <table:table-cell table:style-name="Default" table:number-columns-repeated="13"/>
          <table:table-cell table:formula="of:=RIGHT([.A268];LEN([.A26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9495/Show/Camilo" xlink:type="simple">261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9];LEN([.A269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62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0];LEN([.A270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63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1];LEN([.A271])-3)" office:value-type="string" office:string-value="Iury CastilhoCeara, 26, FW" calcext:value-type="string">
            <text:p>Iury Castilh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264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2];LEN([.A272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2/Show/Felipe" xlink:type="simple">265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3];LEN([.A273])-3)" office:value-type="string" office:string-value="FelipeFortaleza, 28, DMC" calcext:value-type="string">
            <text:p>FelipeFortalez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26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0(7)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4];LEN([.A274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26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5];LEN([.A275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68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6];LEN([.A276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269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7];LEN([.A277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97/Show/Robinho" xlink:type="simple">270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1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8];LEN([.A278])-3)" office:value-type="string" office:string-value="RobinhoCoritiba, 34, M(CR)" calcext:value-type="string">
            <text:p>RobinhoCoritiba, 34, M(CR)</text:p>
          </table:table-cell>
        </table:table-row>
        <table:table-row table:style-name="ro1">
          <table:table-cell table:style-name="Default" table:number-columns-repeated="13"/>
          <table:table-cell table:formula="of:=RIGHT([.A279];LEN([.A279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80];LEN([.A28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271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1];LEN([.A281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62/Show/David" xlink:type="simple">272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2];LEN([.A28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4064/Show/Vitor-Bueno" xlink:type="simple">273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3];LEN([.A283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274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4];LEN([.A284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3/Show/Ramon" xlink:type="simple">2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5];LEN([.A285])-3)" office:value-type="string" office:string-value="RamonRed Bull Bragantino, 21, D(L)" calcext:value-type="string">
            <text:p>Ramon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76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6];LEN([.A286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277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7];LEN([.A287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27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8];LEN([.A288])-3)" office:value-type="string" office:string-value="Diego GonçalvesBotafogo RJ, 27, Forward" calcext:value-type="string">
            <text:p>Diego GonçalvesBotafogo RJ, 27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27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9];LEN([.A289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28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0];LEN([.A290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85/Show/Ademir" xlink:type="simple">28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1];LEN([.A291])-3)" office:value-type="string" office:string-value="AdemirAtletico MG, 27, AM(CR)" calcext:value-type="string">
            <text:p>AdemirAtletico MG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89/Show/Maycon" xlink:type="simple">283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7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2];LEN([.A292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284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3];LEN([.A293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0464/Show/Airton" xlink:type="simple">28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4];LEN([.A29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8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5];LEN([.A295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3/Show/Liziero" xlink:type="simple">287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6];LEN([.A296])-3)" office:value-type="string" office:string-value="LizieroInternacional, 24, DMC" calcext:value-type="string">
            <text:p>LizieroInternacional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8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7];LEN([.A297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89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298];LEN([.A298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8/Show/Felipe-Azevedo" xlink:type="simple">290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299];LEN([.A29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4/Show/Henrique-Almeida" xlink:type="simple">29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00];LEN([.A300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292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1];LEN([.A301])-3)" office:value-type="string" office:string-value="MartinelliFluminense, 20, DMC" calcext:value-type="string">
            <text:p>MartinelliFluminense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183/Show/Giuliano" xlink:type="simple">293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2];LEN([.A302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29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3];LEN([.A303])-3)" office:value-type="string" office:string-value="CapixabaJuventude, 25, AM(LR)" calcext:value-type="string">
            <text:p>CapixabaJuventude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763/Show/Titi" xlink:type="simple">295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4];LEN([.A304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296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5];LEN([.A305])-3)" office:value-type="string" office:string-value="Bruno MeloCorinthians, 29, D(L),M(L)" calcext:value-type="string">
            <text:p>Bruno MeloCorinthians, 29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29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6];LEN([.A306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298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1" calcext:value-type="float">
            <text:p>20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7];LEN([.A30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0/Show/Luccas-Claro" xlink:type="simple">299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8];LEN([.A30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6/Show/Morato" xlink:type="simple">301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9];LEN([.A309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0];LEN([.A310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377/Show/Marinho" xlink:type="simple">303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1];LEN([.A311])-3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304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2];LEN([.A312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6/Show/Jádson" xlink:type="simple">30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3];LEN([.A313])-3)" office:value-type="string" office:string-value="JádsonJuventude, 28, M(CR)" calcext:value-type="string">
            <text:p>JádsonJuventude, 28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4/Show/Otávio" xlink:type="simple">30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4];LEN([.A314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30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5];LEN([.A315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308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6];LEN([.A316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309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7];LEN([.A317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3/Show/André" xlink:type="simple">310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8];LEN([.A318])-3)" office:value-type="string" office:string-value="AndréCuiaba, 31, FW" calcext:value-type="string">
            <text:p>AndréCuiaba, 31, FW</text:p>
          </table:table-cell>
        </table:table-row>
        <table:table-row table:style-name="ro1">
          <table:table-cell table:style-name="Default" table:number-columns-repeated="13"/>
          <table:table-cell table:formula="of:=RIGHT([.A319];LEN([.A31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311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20];LEN([.A32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5/Show/Henrique" xlink:type="simple">312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21];LEN([.A321])-3)" office:value-type="string" office:string-value="HenriqueCoritiba, 35, D(CR)" calcext:value-type="string">
            <text:p>HenriqueCoritiba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31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2];LEN([.A32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4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3];LEN([.A323])-3)" office:value-type="string" office:string-value="Matheus PeixotoCeara, 26, FW" calcext:value-type="string">
            <text:p>Matheus Peixot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17/Show/Diego" xlink:type="simple">315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4];LEN([.A324])-3)" office:value-type="string" office:string-value="DiegoFlamengo, 37, M(CLR)" calcext:value-type="string">
            <text:p>DiegoFlamengo, 3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316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1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5];LEN([.A32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317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6];LEN([.A326])-3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318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7];LEN([.A327])-3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1/Show/Chay" xlink:type="simple">319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8];LEN([.A328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0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5" calcext:value-type="float">
            <text:p>3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9];LEN([.A329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1">
          <table:table-cell table:style-name="Default" table:number-columns-repeated="13"/>
          <table:table-cell table:formula="of:=RIGHT([.A330];LEN([.A330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1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2];LEN([.A332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100/Show/Jenison" xlink:type="simple">322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3];LEN([.A333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3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4];LEN([.A334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14/Show/Lázaro" xlink:type="simple">324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5];LEN([.A335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25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6];LEN([.A336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32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7];LEN([.A337])-3)" office:value-type="string" office:string-value="Zé RobertoCeara, 28, FW" calcext:value-type="string">
            <text:p>Zé RobertoCeara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327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8];LEN([.A338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2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9];LEN([.A339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161/Show/Luo-Guofu" xlink:type="simple">329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0];LEN([.A340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0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1];LEN([.A341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1">
          <table:table-cell table:style-name="Default" table:number-columns-repeated="13"/>
          <table:table-cell table:formula="of:=RIGHT([.A342];LEN([.A342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72/Show/Willian" xlink:type="simple">331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3];LEN([.A343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33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4];LEN([.A344])-3)" office:value-type="string" office:string-value="YuriJuventude, 28, D(C),DMC" calcext:value-type="string">
            <text:p>YuriJuventude, 28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01964/Show/Lucas-Piazón" xlink:type="simple">333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5];LEN([.A345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9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3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7];LEN([.A347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3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33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338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8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280246/Show/Carlos-Eduardo" xlink:type="simple">339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34/Show/Rodrigo-Freitas" xlink:type="simple">34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2];LEN([.A352])-3)" office:value-type="string" office:string-value="Rodrigo FreitasAvai FC, 24, D(C)" calcext:value-type="string">
            <text:p>Rodrigo FreitasAvai FC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342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3];LEN([.A353])-3)" office:value-type="string" office:string-value="DentinhoAvai FC, 25, Forward" calcext:value-type="string">
            <text:p>DentinhoAvai FC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83835/Show/Matheus-Vargas" xlink:type="simple">343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4];LEN([.A354])-3)" office:value-type="string" office:string-value="Matheus VargasFortaleza, 26, M(C)" calcext:value-type="string">
            <text:p>Matheus VargasFortaleza, 26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344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5];LEN([.A355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345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362/Show/Wesley" xlink:type="simple">346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57];LEN([.A357])-3)" office:value-type="string" office:string-value="WesleyInternacional, 25, FW" calcext:value-type="string">
            <text:p>WesleyInternacional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34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8];LEN([.A358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8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9];LEN([.A359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0598/Show/Geovane" xlink:type="simple">349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0];LEN([.A360])-3)" office:value-type="string" office:string-value="GeovaneCeara, 23, DMC" calcext:value-type="string">
            <text:p>GeovaneCeara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350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59" calcext:value-type="float">
            <text:p>25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1];LEN([.A361])-3)" office:value-type="string" office:string-value="Marcão SilvaCuiaba, 31, DMC" calcext:value-type="string">
            <text:p>Marcão SilvaCuiaba, 31, DMC</text:p>
          </table:table-cell>
        </table:table-row>
        <table:table-row table:style-name="ro1">
          <table:table-cell table:style-name="Default" table:number-columns-repeated="13"/>
          <table:table-cell table:formula="of:=RIGHT([.A362];LEN([.A362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37301/Show/Shaylon" xlink:type="simple">351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35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4];LEN([.A364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0/Show/Marcinho" xlink:type="simple">353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5];LEN([.A365])-3)" office:value-type="string" office:string-value="MarcinhoAvai FC, 27, M(LR)" calcext:value-type="string">
            <text:p>MarcinhoAvai FC, 27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54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6];LEN([.A366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3561/Show/Jan-Hurtado" xlink:type="simple">355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Jan HurtadoRed Bull Bragantino, 22, FW" calcext:value-type="string">
            <text:p>Jan Hurtad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356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8];LEN([.A368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5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5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77883/Show/Marcelo" xlink:type="simple">35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0];LEN([.A370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377/Show/Éder" xlink:type="simple">35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1];LEN([.A37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2123/Show/Paulão" xlink:type="simple">360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5" calcext:value-type="float">
            <text:p>20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2];LEN([.A372])-3)" office:value-type="string" office:string-value="PaulãoCuiaba, 36, D(C)" calcext:value-type="string">
            <text:p>PaulãoCuiaba, 36, D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02:16.664485730</meta:creation-date>
    <dc:date>2022-08-16T10:59:12.567527069</dc:date>
    <meta:editing-duration>PT8M56S</meta:editing-duration>
    <meta:editing-cycles>4</meta:editing-cycles>
    <meta:generator>LibreOffice/7.3.4.2$Linux_X86_64 LibreOffice_project/30$Build-2</meta:generator>
    <meta:document-statistic meta:table-count="1" meta:cell-count="4921" meta:object-count="0"/>
  </office:meta>
</office:document-meta>
</file>